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ksandra Witek</text:p>
      <text:p text:style-name="Standard">s308968</text:p>
      <text:p text:style-name="Standard"/>
      <text:p text:style-name="P1">Metody numeryczne – raport</text:p>
      <text:p text:style-name="P1"/>
      <text:list xml:id="list963251731626925665" text:style-name="L1">
        <text:list-item>
          <text:p text:style-name="P3">Treść zadania</text:p>
        </text:list-item>
      </text:list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ksandra Witek</meta:initial-creator>
    <meta:creation-date>2021-02-02T21:10:19</meta:creation-date>
    <meta:document-statistic meta:table-count="0" meta:image-count="0" meta:object-count="0" meta:page-count="1" meta:paragraph-count="5" meta:word-count="10" meta:character-count="65"/>
    <dc:date>2021-02-02T21:14:53</dc:date>
    <dc:creator>Aleksandra Witek</dc:creator>
    <meta:editing-duration>PT4M35S</meta:editing-duration>
    <meta:editing-cycles>1</meta:editing-cycles>
    <meta:generator>OpenOffice/4.1.7$Unix OpenOffice.org_project/417m1$Build-9800</meta:generator>
  </office:meta>
</office:document-meta>
</file>